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eitbasiertes Pixel Maximum</text:p>
      <text:p text:style-name="Standard"/>
      <text:p text:style-name="Standard">Kurze Erklärung:</text:p>
      <text:p text:style-name="Standard">Hierbei arbeitet man mit der Pixelintensitätsfunktion an der Stelle (x|y) in Abhängigkeit der Zeit. Man erstellt ein Histogramm aus der Funktion und nimmt aus dem Histogramm die maximal vorkommende Farbe.</text:p>
      <text:p text:style-name="Standard"/>
      <text:p text:style-name="Standard">Vorraussetzungen:</text:p>
      <text:p text:style-name="Standard"><text:tab/>-Lichtintensität auf Hintergrund bleibt unverändert</text:p>
      <text:p text:style-name="Standard"><text:tab/>-Hintergrundfarbe ist die meistvorkommende Farbe an der Stelle</text:p>
      <text:p text:style-name="Standard"/>
      <text:p text:style-name="Standard">Median über Zeit</text:p>
      <text:p text:style-name="Standard"/>
      <text:p text:style-name="Standard">Cluste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12M57S</meta:editing-duration>
    <meta:editing-cycles>4</meta:editing-cycles>
    <meta:generator>OpenOffice/4.0.0$Win32 OpenOffice.org_project/400m3$Build-9702</meta:generator>
    <dc:date>2015-05-26T14:09:33.08</dc:date>
    <meta:document-statistic meta:table-count="0" meta:image-count="0" meta:object-count="0" meta:page-count="1" meta:paragraph-count="8" meta:word-count="53" meta:character-count="405"/>
    <meta:user-defined meta:name="Info 1"/>
    <meta:user-defined meta:name="Info 2"/>
    <meta:user-defined meta:name="Info 3"/>
    <meta:user-defined meta:name="Info 4"/>
  </office:meta>
</office:document-meta>
</file>